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COLUM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 A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 CtrL</text:p>
          </table:table-cell>
          <table:table-cell office:value-type="string" calcext:value-type="string">
            <text:p>L 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/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y and u are only valid in 39 key version</text:p>
          </table:table-cell>
          <table:table-cell table:style-name="Default" table:number-columns-repeated="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0/00/0000</text:date>, <text:time style:data-style-name="N2" text:time-value="16:56:50.910231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59:11.688002782</meta:creation-date>
    <dc:date>2019-09-15T16:57:04.774981413</dc:date>
    <meta:editing-duration>PT8H9M43S</meta:editing-duration>
    <meta:editing-cycles>13</meta:editing-cycles>
    <meta:generator>LibreOffice/4.3.3.2$Linux_X86_64 LibreOffice_project/430m0$Build-2</meta:generator>
    <meta:print-date>2019-09-05T15:39:59.819862875</meta:print-date>
    <meta:document-statistic meta:table-count="1" meta:cell-count="71" meta:object-count="0"/>
  </office:meta>
</office:document-meta>
</file>